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80000000800471CDF4D4ACA24A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loext:softedge-radius="0.70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963cm" fo:min-width="25.011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89cm" svg:height="21.89cm" svg:x="2.885cm" svg:y="-2.743cm">
          <draw:image xlink:href="Pictures/100000000000080000000800471CDF4D4ACA24A5.png" xlink:type="simple" xlink:show="embed" xlink:actuate="onLoad" draw:mime-type="image/png">
            <text:p/>
          </draw:image>
        </draw:frame>
        <draw:custom-shape draw:style-name="gr2" draw:text-style-name="P1" draw:layer="layout" svg:width="25.511cm" svg:height="1.213cm" svg:x="0.132cm" svg:y="-1.3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511cm" svg:height="1.213cm" svg:x="0.595cm" svg:y="15.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4:34:24.358947518</meta:creation-date>
    <meta:generator>LibreOffice/7.5.8.2$Linux_X86_64 LibreOffice_project/f718d63693263970429a68f568db6046aaa9df01</meta:generator>
    <dc:date>2024-05-28T16:09:56.455598408</dc:date>
    <meta:editing-duration>PT4H43M47S</meta:editing-duration>
    <meta:editing-cycles>34</meta:editing-cycles>
    <meta:print-date>2024-05-28T15:48:57.110268990</meta:print-date>
    <meta:document-statistic meta:object-count="26"/>
  </office:meta>
</office:document-meta>
</file>